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Gatherer.simpleLink( String href , String role , String arcrole , String title , String show , String actuate , String uri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Gather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Gatherer.addLink( String hre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nkGatherer.startLocator( String href , String role , String title , String label , String uri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Gather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Gather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